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5035in"/>
    </style:style>
    <style:style style:name="Táblázat1.B" style:family="table-column">
      <style:table-column-properties style:column-width="3.9028in"/>
    </style:style>
    <style:style style:name="Táblázat1.C" style:family="table-column">
      <style:table-column-properties style:column-width="2.9063in"/>
    </style:style>
    <style:style style:name="Táblázat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áblázat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áblázat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5" style:family="table-row">
      <style:table-row-properties style:min-row-height="0.0681in" style:use-optimal-row-height="false"/>
    </style:style>
    <style:style style:name="Táblázat1.A5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6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7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8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8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9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9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" style:family="table">
      <style:table-properties style:width="10.3125in" fo:margin-left="0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4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5c1ee9"/>
    </style:style>
    <style:style style:name="P3" style:family="paragraph" style:parent-style-name="Table_20_Contents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fo:language="en" fo:country="US" fo:font-weight="bold" officeooo:paragraph-rsid="0008234e" style:font-size-asian="10pt" style:font-weight-asian="bold" style:font-size-complex="10pt" style:font-weight-complex="bold"/>
    </style:style>
    <style:style style:name="P5" style:family="paragraph" style:parent-style-name="Table_20_Contents">
      <style:text-properties style:font-name="Courier New" fo:font-size="10pt" fo:language="en" fo:country="US" officeooo:paragraph-rsid="0046fa21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74e5fa" officeooo:paragraph-rsid="0074e5fa" style:font-size-asian="10pt" style:font-weight-asian="bold" style:font-size-complex="10pt" style:font-weight-complex="bold"/>
    </style:style>
    <style:style style:name="P7" style:family="paragraph" style:parent-style-name="Table_20_Contents">
      <style:text-properties officeooo:paragraph-rsid="0008234e"/>
    </style:style>
    <style:style style:name="P8" style:family="paragraph" style:parent-style-name="Table_20_Contents">
      <style:text-properties officeooo:paragraph-rsid="0029326f"/>
    </style:style>
    <style:style style:name="P9" style:family="paragraph" style:parent-style-name="Table_20_Contents">
      <style:text-properties officeooo:paragraph-rsid="002b88dd"/>
    </style:style>
    <style:style style:name="P10" style:family="paragraph" style:parent-style-name="Table_20_Contents">
      <style:text-properties officeooo:paragraph-rsid="00309b92"/>
    </style:style>
    <style:style style:name="P11" style:family="paragraph" style:parent-style-name="Table_20_Contents">
      <style:text-properties officeooo:paragraph-rsid="00338c24"/>
    </style:style>
    <style:style style:name="P12" style:family="paragraph" style:parent-style-name="Table_20_Contents">
      <style:text-properties officeooo:paragraph-rsid="003bd0d2"/>
    </style:style>
    <style:style style:name="P13" style:family="paragraph" style:parent-style-name="Table_20_Contents">
      <style:text-properties officeooo:paragraph-rsid="00421486"/>
    </style:style>
    <style:style style:name="P14" style:family="paragraph" style:parent-style-name="Table_20_Contents">
      <style:text-properties officeooo:paragraph-rsid="0030e3ee"/>
    </style:style>
    <style:style style:name="P15" style:family="paragraph" style:parent-style-name="Table_20_Contents">
      <style:text-properties officeooo:paragraph-rsid="00489a1a"/>
    </style:style>
    <style:style style:name="P16" style:family="paragraph" style:parent-style-name="Table_20_Contents">
      <style:text-properties officeooo:paragraph-rsid="005c1ee9"/>
    </style:style>
    <style:style style:name="P17" style:family="paragraph" style:parent-style-name="Table_20_Contents">
      <style:text-properties officeooo:paragraph-rsid="00628eb1"/>
    </style:style>
    <style:style style:name="P18" style:family="paragraph" style:parent-style-name="Table_20_Contents">
      <style:text-properties officeooo:paragraph-rsid="006bb395"/>
    </style:style>
    <style:style style:name="P19" style:family="paragraph" style:parent-style-name="Table_20_Contents">
      <style:text-properties officeooo:paragraph-rsid="0068ef19"/>
    </style:style>
    <style:style style:name="P20" style:family="paragraph" style:parent-style-name="Table_20_Contents">
      <style:text-properties officeooo:paragraph-rsid="006ff72e"/>
    </style:style>
    <style:style style:name="P21" style:family="paragraph" style:parent-style-name="Table_20_Contents">
      <style:text-properties officeooo:paragraph-rsid="0071e9a7"/>
    </style:style>
    <style:style style:name="P22" style:family="paragraph" style:parent-style-name="Table_20_Contents">
      <style:text-properties officeooo:paragraph-rsid="007520d5"/>
    </style:style>
    <style:style style:name="P23" style:family="paragraph" style:parent-style-name="Table_20_Contents">
      <style:text-properties officeooo:paragraph-rsid="007ac9e6"/>
    </style:style>
    <style:style style:name="P24" style:family="paragraph" style:parent-style-name="Table_20_Contents">
      <style:text-properties officeooo:paragraph-rsid="0081eab0"/>
    </style:style>
    <style:style style:name="P25" style:family="paragraph" style:parent-style-name="Table_20_Contents">
      <style:text-properties officeooo:paragraph-rsid="00825727"/>
    </style:style>
    <style:style style:name="P26" style:family="paragraph" style:parent-style-name="Normal">
      <style:text-properties fo:language="en" fo:country="US" text:display="none"/>
    </style:style>
    <style:style style:name="P27" style:family="paragraph" style:parent-style-name="Standard">
      <style:text-properties officeooo:paragraph-rsid="0008234e"/>
    </style:style>
    <style:style style:name="P28" style:family="paragraph" style:parent-style-name="Standard">
      <style:text-properties fo:language="en" fo:country="US"/>
    </style:style>
    <style:style style:name="P29" style:family="paragraph" style:parent-style-name="Standard">
      <style:text-properties fo:language="en" fo:country="US" officeooo:paragraph-rsid="005c1ee9"/>
    </style:style>
    <style:style style:name="P30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fo:language="en" fo:country="US" officeooo:rsid="0068ef19" style:font-size-asian="14pt" style:font-size-complex="14pt"/>
    </style:style>
    <style:style style:name="T3" style:family="text">
      <style:text-properties fo:font-size="14pt" fo:language="en" fo:country="US" officeooo:rsid="008162fc" style:font-size-asian="14pt" style:font-size-complex="14pt"/>
    </style:style>
    <style:style style:name="T4" style:family="text">
      <style:text-properties fo:color="#0000cc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5" style:family="text">
      <style:text-properties fo:font-size="10pt" fo:language="en" fo:country="US" style:font-size-asian="10pt" style:font-size-complex="10pt"/>
    </style:style>
    <style:style style:name="T6" style:family="text">
      <style:text-properties style:font-name="Courier New"/>
    </style:style>
    <style:style style:name="T7" style:family="text">
      <style:text-properties style:font-name="Courier New" fo:font-size="10pt" fo:language="en" fo:country="US" fo:background-color="#dddddd" loext:char-shading-value="0" style:font-size-asian="10pt" style:font-size-complex="10pt"/>
    </style:style>
    <style:style style:name="T8" style:family="text">
      <style:text-properties style:font-name="Courier New" fo:font-size="10pt" fo:language="en" fo:country="US" style:font-size-asian="10pt" style:font-size-complex="10pt"/>
    </style:style>
    <style:style style:name="T9" style:family="text">
      <style:text-properties style:font-name="Courier New" fo:font-size="10pt" fo:language="en" fo:country="US" officeooo:rsid="00105a68" style:font-size-asian="10pt" style:font-size-complex="10pt"/>
    </style:style>
    <style:style style:name="T10" style:family="text">
      <style:text-properties style:font-name="Courier New" fo:font-size="10pt" fo:language="en" fo:country="US" officeooo:rsid="0022873a" style:font-size-asian="10pt" style:font-size-complex="10pt"/>
    </style:style>
    <style:style style:name="T11" style:family="text">
      <style:text-properties style:font-name="Courier New" fo:font-size="10pt" fo:language="en" fo:country="US" officeooo:rsid="0024448f" style:font-size-asian="10pt" style:font-size-complex="10pt"/>
    </style:style>
    <style:style style:name="T12" style:family="text">
      <style:text-properties style:font-name="Courier New" fo:font-size="10pt" fo:language="en" fo:country="US" officeooo:rsid="0029326f" style:font-size-asian="10pt" style:font-size-complex="10pt"/>
    </style:style>
    <style:style style:name="T13" style:family="text">
      <style:text-properties style:font-name="Courier New" fo:font-size="10pt" fo:language="en" fo:country="US" officeooo:rsid="002e5776" style:font-size-asian="10pt" style:font-size-complex="10pt"/>
    </style:style>
    <style:style style:name="T14" style:family="text">
      <style:text-properties style:font-name="Courier New" fo:font-size="10pt" fo:language="en" fo:country="US" officeooo:rsid="00309b92" style:font-size-asian="10pt" style:font-size-complex="10pt"/>
    </style:style>
    <style:style style:name="T15" style:family="text">
      <style:text-properties style:font-name="Courier New" fo:font-size="10pt" fo:language="en" fo:country="US" officeooo:rsid="0030e3ee" style:font-size-asian="10pt" style:font-size-complex="10pt"/>
    </style:style>
    <style:style style:name="T16" style:family="text">
      <style:text-properties style:font-name="Courier New" fo:font-size="10pt" fo:language="en" fo:country="US" officeooo:rsid="00421486" style:font-size-asian="10pt" style:font-size-complex="10pt"/>
    </style:style>
    <style:style style:name="T17" style:family="text">
      <style:text-properties style:font-name="Courier New" fo:font-size="10pt" fo:language="en" fo:country="US" officeooo:rsid="00489a1a" style:font-size-asian="10pt" style:font-size-complex="10pt"/>
    </style:style>
    <style:style style:name="T18" style:family="text">
      <style:text-properties style:font-name="Courier New" fo:font-size="10pt" fo:language="en" fo:country="US" officeooo:rsid="004a7c71" style:font-size-asian="10pt" style:font-size-complex="10pt"/>
    </style:style>
    <style:style style:name="T19" style:family="text">
      <style:text-properties style:font-name="Courier New" fo:font-size="10pt" fo:language="en" fo:country="US" officeooo:rsid="00628eb1" style:font-size-asian="10pt" style:font-size-complex="10pt"/>
    </style:style>
    <style:style style:name="T20" style:family="text">
      <style:text-properties style:font-name="Courier New" fo:font-size="10pt" fo:language="en" fo:country="US" officeooo:rsid="0068ef19" style:font-size-asian="10pt" style:font-size-complex="10pt"/>
    </style:style>
    <style:style style:name="T21" style:family="text">
      <style:text-properties style:font-name="Courier New" fo:font-size="10pt" fo:language="en" fo:country="US" officeooo:rsid="006bb395" style:font-size-asian="10pt" style:font-size-complex="10pt"/>
    </style:style>
    <style:style style:name="T22" style:family="text">
      <style:text-properties style:font-name="Courier New" fo:font-size="10pt" fo:language="en" fo:country="US" officeooo:rsid="007eaba5" style:font-size-asian="10pt" style:font-size-complex="10pt"/>
    </style:style>
    <style:style style:name="T23" style:family="text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T24" style:family="text">
      <style:text-properties style:font-name="Courier New" fo:font-size="10pt" fo:language="en" fo:country="US" fo:font-style="italic" officeooo:rsid="00421486" style:font-size-asian="10pt" style:font-style-asian="italic" style:font-size-complex="10pt" style:font-style-complex="italic"/>
    </style:style>
    <style:style style:name="T25" style:family="text">
      <style:text-properties style:font-name="Courier New" fo:font-size="10pt" fo:language="en" fo:country="US" fo:font-style="italic" officeooo:rsid="00759aed" style:font-size-asian="10pt" style:font-style-asian="italic" style:font-size-complex="10pt" style:font-style-complex="italic"/>
    </style:style>
    <style:style style:name="T26" style:family="text"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T27" style:family="text">
      <style:text-properties style:font-name="Courier New" fo:font-size="10pt" fo:language="en" fo:country="US" fo:font-weight="bold" officeooo:rsid="00421486" style:font-size-asian="10pt" style:font-weight-asian="bold" style:font-size-complex="10pt" style:font-weight-complex="bold"/>
    </style:style>
    <style:style style:name="T28" style:family="text">
      <style:text-properties style:font-name="Courier New" fo:font-size="10pt" fo:language="en" fo:country="US" fo:font-weight="bold" officeooo:rsid="004e243b" style:font-size-asian="10pt" style:font-weight-asian="bold" style:font-size-complex="10pt" style:font-weight-complex="bold"/>
    </style:style>
    <style:style style:name="T29" style:family="text">
      <style:text-properties style:font-name="Courier New" fo:font-size="10pt" fo:language="en" fo:country="US" fo:font-weight="bold" officeooo:rsid="006ff72e" style:font-size-asian="10pt" style:font-weight-asian="bold" style:font-size-complex="10pt" style:font-weight-complex="bold"/>
    </style:style>
    <style:style style:name="T30" style:family="text">
      <style:text-properties style:font-name="Courier New" fo:font-size="10pt" fo:language="en" fo:country="US" fo:font-weight="bold" officeooo:rsid="005c1ee9" style:font-size-asian="10pt" style:font-weight-asian="bold" style:font-size-complex="10pt"/>
    </style:style>
    <style:style style:name="T31" style:family="text">
      <style:text-properties style:font-name="Courier New" fo:font-size="10pt" fo:language="en" fo:country="US" fo:font-weight="bold" officeooo:rsid="0071e9a7" style:font-size-asian="10pt" style:font-weight-asian="bold" style:font-size-complex="10pt"/>
    </style:style>
    <style:style style:name="T32" style:family="text">
      <style:text-properties style:font-name="Courier New" fo:font-size="10pt" fo:language="en" fo:country="US" fo:font-weight="bold" fo:background-color="#dddddd" loext:char-shading-value="0" style:font-size-asian="10pt" style:font-weight-asian="bold" style:font-size-complex="10pt" style:font-weight-complex="bold"/>
    </style:style>
    <style:style style:name="T33" style:family="text">
      <style:text-properties style:font-name="Courier New" fo:font-size="10pt" fo:language="en" fo:country="US" fo:font-weight="bold" officeooo:rsid="0024448f" fo:background-color="#dddddd" loext:char-shading-value="0" style:font-size-asian="10pt" style:font-weight-asian="bold" style:font-size-complex="10pt" style:font-weight-complex="bold"/>
    </style:style>
    <style:style style:name="T34" style:family="text">
      <style:text-properties style:font-name="Courier New" fo:font-size="10pt" fo:language="en" fo:country="US" fo:font-weight="bold" officeooo:rsid="004e243b" fo:background-color="#cccccc" loext:char-shading-value="0" style:font-size-asian="10pt" style:font-weight-asian="bold" style:font-size-complex="10pt" style:font-weight-complex="bold"/>
    </style:style>
    <style:style style:name="T35" style:family="text">
      <style:text-properties style:font-name="Courier New" fo:font-size="10pt" fo:language="en" fo:country="US" fo:font-weight="bold" officeooo:rsid="00514693" fo:background-color="#cccccc" loext:char-shading-value="0" style:font-size-asian="10pt" style:font-weight-asian="bold" style:font-size-complex="10pt" style:font-weight-complex="bold"/>
    </style:style>
    <style:style style:name="T36" style:family="text">
      <style:text-properties style:font-name="Courier New" fo:font-size="10pt" fo:language="en" fo:country="US" fo:font-weight="normal" officeooo:rsid="00105a68" fo:background-color="transparent" loext:char-shading-value="0" style:font-size-asian="10pt" style:font-weight-asian="normal" style:font-size-complex="10pt" style:font-weight-complex="normal"/>
    </style:style>
    <style:style style:name="T37" style:family="text">
      <style:text-properties style:font-name="Courier New" fo:font-size="10pt" fo:language="en" fo:country="US" fo:font-weight="normal" officeooo:rsid="003de03c" fo:background-color="transparent" loext:char-shading-value="0" style:font-size-asian="10pt" style:font-weight-asian="normal" style:font-size-complex="10pt" style:font-weight-complex="normal"/>
    </style:style>
    <style:style style:name="T38" style:family="text">
      <style:text-properties style:font-name="Courier New" fo:font-size="10pt" fo:language="en" fo:country="US" fo:font-weight="normal" officeooo:rsid="00421486" style:font-size-asian="10pt" style:font-weight-asian="normal" style:font-size-complex="10pt" style:font-weight-complex="normal"/>
    </style:style>
    <style:style style:name="T39" style:family="text">
      <style:text-properties style:font-name="Courier New" fo:font-size="10pt" fo:language="en" fo:country="US" fo:font-weight="normal" officeooo:rsid="004e243b" style:font-size-asian="10pt" style:font-weight-asian="normal" style:font-size-complex="10pt" style:font-weight-complex="normal"/>
    </style:style>
    <style:style style:name="T40" style:family="text">
      <style:text-properties style:font-name="Courier New" fo:font-size="10pt" fo:language="en" fo:country="US" fo:font-weight="normal" officeooo:rsid="0022873a" style:font-size-asian="10pt" style:font-weight-asian="normal" style:font-size-complex="10pt" style:font-weight-complex="normal"/>
    </style:style>
    <style:style style:name="T41" style:family="text">
      <style:text-properties style:font-name="Courier New" fo:font-size="10pt" fo:language="en" fo:country="US" fo:font-weight="normal" officeooo:rsid="005d5146" style:font-size-asian="10pt" style:font-weight-asian="normal" style:font-size-complex="10pt" style:font-weight-complex="normal"/>
    </style:style>
    <style:style style:name="T42" style:family="text">
      <style:text-properties style:font-name="Courier New" fo:font-size="10pt" fo:language="en" fo:country="US" fo:font-weight="normal" officeooo:rsid="0064a0c5" style:font-size-asian="10pt" style:font-weight-asian="normal" style:font-size-complex="10pt" style:font-weight-complex="normal"/>
    </style:style>
    <style:style style:name="T43" style:family="text">
      <style:text-properties style:font-name="Courier New" fo:font-size="10pt" fo:language="en" fo:country="US" fo:font-weight="normal" officeooo:rsid="0081eab0" style:font-size-asian="10pt" style:font-weight-asian="normal" style:font-size-complex="10pt" style:font-weight-complex="normal"/>
    </style:style>
    <style:style style:name="T44" style:family="text">
      <style:text-properties style:font-name="Courier New" fo:font-weight="bold" style:font-weight-asian="bold" style:font-weight-complex="bold"/>
    </style:style>
    <style:style style:name="T45" style:family="text">
      <style:text-properties style:font-name="Courier New" officeooo:rsid="004dba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0"><text:span text:style-name="Default_20_Paragraph_20_Font"><text:span text:style-name="T1">Celestra cheatsheet – v2.</text:span></text:span><text:span text:style-name="Default_20_Paragraph_20_Font"><text:span text:style-name="T3">4</text:span></text:span><text:span text:style-name="Default_20_Paragraph_20_Font"><text:span text:style-name="T1">.</text:span></text:span><text:span text:style-name="Default_20_Paragraph_20_Font"><text:span text:style-name="T2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4">https://github.com/Serrin/Celestra/</text:span></text:span></text:a></text:p>
      <text:p text:style-name="P1"><text:span text:style-name="Default_20_Paragraph_20_Font"><text:span text:style-name="T5">The </text:span></text:span><text:span text:style-name="Default_20_Paragraph_20_Font"><text:span text:style-name="T7"><text:s/>celestra </text:span></text:span><text:span text:style-name="Default_20_Paragraph_20_Font"><text:span text:style-name="T5"><text:s/>and/or the </text:span></text:span><text:span text:style-name="Default_20_Paragraph_20_Font"><text:span text:style-name="T7"><text:s/>_ </text:span></text:span><text:span text:style-name="Default_20_Paragraph_20_Font"><text:span text:style-name="T5"><text:s/>objects contain these functions, except the polyfills. Example: </text:span></text:span><text:span text:style-name="Default_20_Paragraph_20_Font"><text:span text:style-name="T7"><text:s/>_.qsa("p"); </text:span>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3">Core API</text:p>
          </table:table-cell>
          <table:table-cell table:style-name="Táblázat1.A1" office:value-type="string">
            <text:p text:style-name="P3">DOM</text:p>
          </table:table-cell>
          <table:table-cell table:style-name="Táblázat1.C1" office:value-type="string">
            <text:p text:style-name="P3">Functional programming</text:p>
          </table:table-cell>
        </table:table-row>
        <table:table-row>
          <table:table-cell table:style-name="Táblázat1.A9" table:number-rows-spanned="8" office:value-type="string">
            <text:p text:style-name="Table_20_Contents"><text:span text:style-name="Source_20_Text"><text:span text:style-name="T8">qsa(&lt;selector&gt;[,context]).each(</text:span></text:span><text:span text:style-name="Source_20_Text"><text:span text:style-name="T22">callback</text:span></text:span><text:span text:style-name="Source_20_Text"><text:span text:style-name="T8">);</text:span></text:span></text:p>
            <text:p text:style-name="Table_20_Contents"><text:span text:style-name="Source_20_Text"><text:span text:style-name="T8">qs(&lt;selector&gt;[,context]).argument;</text:span></text:span></text:p>
            <text:p text:style-name="Table_20_Contents"><text:span text:style-name="Source_20_Text"><text:span text:style-name="T8">domReady(&lt;function&gt;);</text:span></text:span></text:p>
            <text:p text:style-name="Table_20_Contents"><text:span text:style-name="Source_20_Text"><text:span text:style-name="T8">inherit(&lt;subclass&gt;,&lt;superclass&gt;);</text:span></text:span></text:p>
            <text:p text:style-name="P11"><text:span text:style-name="Source_20_Text"><text:span text:style-name="T8">random([max]);</text:span></text:span></text:p>
            <text:p text:style-name="P11"><text:span text:style-name="Source_20_Text"><text:span text:style-name="T8">random(&lt;min&gt;,&lt;max&gt;);</text:span></text:span></text:p>
            <text:p text:style-name="Table_20_Contents"><text:span text:style-name="Source_20_Text"><text:span text:style-name="T8">randomString([length[,specChar]]);</text:span></text:span></text:p>
            <text:p text:style-name="Table_20_Contents"><text:span text:style-name="Source_20_Text"><text:span text:style-name="T8">b64Encode(&lt;string&gt;);</text:span></text:span></text:p>
            <text:p text:style-name="Table_20_Contents"><text:span text:style-name="Source_20_Text"><text:span text:style-name="T8">b64Decode(&lt;string&gt;);</text:span></text:span></text:p>
            <text:p text:style-name="Table_20_Contents"><text:span text:style-name="Source_20_Text"><text:span text:style-name="T8">javaHash(&lt;data&gt;[,hexa]);</text:span></text:span></text:p>
            <text:p text:style-name="Table_20_Contents"><text:span text:style-name="Source_20_Text"><text:span text:style-name="T21">import</text:span></text:span><text:span text:style-name="Source_20_Text"><text:span text:style-name="T8">Script(&lt;url&gt;[,success]);</text:span></text:span></text:p>
            <text:p text:style-name="Table_20_Contents"><text:span text:style-name="Source_20_Text"><text:span text:style-name="T21">import</text:span></text:span><text:span text:style-name="Source_20_Text"><text:span text:style-name="T8">Scripts(&lt;scripts&gt;);</text:span></text:span></text:p>
            <text:p text:style-name="P19"><text:span text:style-name="Source_20_Text"><text:span text:style-name="T21">import</text:span></text:span><text:span text:style-name="Source_20_Text"><text:span text:style-name="T8">Scripts(&lt;script</text:span></text:span><text:span text:style-name="Source_20_Text"><text:span text:style-name="T20">1</text:span></text:span><text:span text:style-name="Source_20_Text"><text:span text:style-name="T8">&gt;[,</text:span></text:span><text:span text:style-name="Source_20_Text"><text:span text:style-name="T20">script</text:span></text:span><text:span text:style-name="Source_20_Text"><text:span text:style-name="T8">N]);</text:span></text:span></text:p>
            <text:p text:style-name="P18"><text:span text:style-name="Source_20_Text"><text:span text:style-name="T21">import</text:span></text:span><text:span text:style-name="Source_20_Text"><text:span text:style-name="T8">Style(&lt;href&gt;[,success]);</text:span></text:span></text:p>
            <text:p text:style-name="P18"><text:span text:style-name="Source_20_Text"><text:span text:style-name="T21">import</text:span></text:span><text:span text:style-name="Source_20_Text"><text:span text:style-name="T8">Styles(&lt;styles&gt;);</text:span></text:span></text:p>
            <text:p text:style-name="P18"><text:span text:style-name="Source_20_Text"><text:span text:style-name="T21">import</text:span></text:span><text:span text:style-name="Source_20_Text"><text:span text:style-name="T8">Styles(&lt;style</text:span></text:span><text:span text:style-name="Source_20_Text"><text:span text:style-name="T20">1</text:span></text:span><text:span text:style-name="Source_20_Text"><text:span text:style-name="T8">&gt;[,</text:span></text:span><text:span text:style-name="Source_20_Text"><text:span text:style-name="T20">style</text:span></text:span><text:span text:style-name="Source_20_Text"><text:span text:style-name="T8">N]);</text:span></text:span></text:p>
            <text:p text:style-name="Table_20_Contents"><text:span text:style-name="Source_20_Text"><text:span text:style-name="T8">getUrlVar([name]);</text:span></text:span></text:p>
            <text:p text:style-name="Table_20_Contents"><text:span text:style-name="Source_20_Text"><text:span text:style-name="T8">getUrlVarFromString(&lt;querystr&gt;[,name]);</text:span></text:span></text:p>
            <text:p text:style-name="Table_20_Contents"><text:span text:style-name="Source_20_Text"><text:span text:style-name="T8">obj2string(&lt;object&gt;);</text:span></text:span></text:p>
            <text:p text:style-name="Table_20_Contents"><text:span text:style-name="Source_20_Text"><text:span text:style-name="T8">getType(&lt;variable&gt;[,type]);</text:span></text:span></text:p>
            <text:p text:style-name="Table_20_Contents"><text:span text:style-name="Source_20_Text"><text:span text:style-name="T8">merge([deep,]&lt;target&gt;,&lt;source1&gt;[,srcN]);</text:span></text:span></text:p>
            <text:p text:style-name="Table_20_Contents"><text:span text:style-name="Source_20_Text"><text:span text:style-name="T8">extend([deep,]&lt;target&gt;,&lt;source1&gt;[,srcN]);</text:span></text:span></text:p>
            <text:p text:style-name="Table_20_Contents"><text:span text:style-name="Source_20_Text"><text:span text:style-name="T8">deepAssign(&lt;target&gt;,&lt;source1&gt;[,srcN]);</text:span></text:span></text:p>
            <text:p text:style-name="Table_20_Contents"><text:span text:style-name="Source_20_Text"><text:span text:style-name="T8">getFullscreen();</text:span></text:span></text:p>
            <text:p text:style-name="Table_20_Contents"><text:span text:style-name="Source_20_Text"><text:span text:style-name="T8">setFullscreenOn(&lt;selector&gt; </text:span></text:span><text:span text:style-name="Source_20_Text"><text:span text:style-name="T23">or</text:span></text:span><text:span text:style-name="Source_20_Text"><text:span text:style-name="T8"> &lt;element&gt;);</text:span></text:span></text:p>
            <text:p text:style-name="Table_20_Contents"><text:span text:style-name="Source_20_Text"><text:span text:style-name="T8">setFullscreenOff();</text:span></text:span></text:p>
            <text:p text:style-name="Table_20_Contents"><text:span text:style-name="Source_20_Text"><text:span text:style-name="T8">getLocation(&lt;success&gt;[,error]);</text:span></text:span></text:p>
            <text:p text:style-name="Table_20_Contents"><text:span text:style-name="Source_20_Text"><text:span text:style-name="T8">getDoNotTrack();</text:span></text:span></text:p>
            <text:p text:style-name="Table_20_Contents"><text:span text:style-name="Source_20_Text"><text:span text:style-name="T8">form2array(&lt;form&gt;);</text:span></text:span></text:p>
            <text:p text:style-name="Table_20_Contents"><text:span text:style-name="Source_20_Text"><text:span text:style-name="T8">form2string(&lt;form&gt;);</text:span></text:span></text:p>
            <text:p text:style-name="P17"><text:span text:style-name="Source_20_Text"><text:span text:style-name="T19">strR</text:span></text:span><text:span text:style-name="Source_20_Text"><text:span text:style-name="T8">emoveTags(&lt;string&gt;);</text:span></text:span></text:p>
            <text:p text:style-name="P17"><text:span text:style-name="Source_20_Text"><text:span text:style-name="T8">strReverse(&lt;string&gt;);</text:span></text:span></text:p>
            <text:p text:style-name="Table_20_Contents"><text:span text:style-name="Source_20_Text"><text:span text:style-name="T8">createFile(&lt;filename&gt;,&lt;content&gt;[,dType]);</text:span></text:span></text:p>
            <text:p text:style-name="Table_20_Contents"><text:span text:style-name="Source_20_Text"><text:span text:style-name="T8">noConflict();</text:span></text:span></text:p>
            <text:p text:style-name="Table_20_Contents"><text:span text:style-name="Source_20_Text"><text:span text:style-name="T8">version;</text:span></text:span></text:p>
          </table:table-cell>
          <table:table-cell table:style-name="Táblázat1.B2" office:value-type="string">
            <text:p text:style-name="P10"><text:span text:style-name="Source_20_Text"><text:span text:style-name="T8">domCreate(&lt;type&gt;[,properties[,innerHTML]]);</text:span></text:span></text:p>
            <text:p text:style-name="Table_20_Contents"><text:span text:style-name="Source_20_Text"><text:span text:style-name="T8">domCreate(&lt;</text:span></text:span><text:bookmark text:name="result_box"/><text:span text:style-name="Source_20_Text"><text:span text:style-name="T8">element descriptive object&gt;);</text:span></text:span></text:p>
            <text:p text:style-name="P14"><text:span text:style-name="Source_20_Text"><text:span text:style-name="T8">dom</text:span></text:span><text:span text:style-name="Source_20_Text"><text:span text:style-name="T15">ToElement</text:span></text:span><text:span text:style-name="Source_20_Text"><text:span text:style-name="T8">(&lt;</text:span></text:span><text:bookmark text:name="result_box1"/><text:span text:style-name="Source_20_Text"><text:span text:style-name="T14">htmlString</text:span></text:span><text:span text:style-name="Source_20_Text"><text:span text:style-name="T8">&gt;);</text:span></text:span></text:p>
            <text:p text:style-name="Table_20_Contents"><text:span text:style-name="Source_20_Text"><text:span text:style-name="T8">domGetCSS(&lt;element&gt;,&lt;property&gt;);</text:span></text:span></text:p>
            <text:p text:style-name="Table_20_Contents"><text:span text:style-name="Source_20_Text"><text:span text:style-name="T8">domSetCSS(&lt;element&gt;,&lt;property&gt;,&lt;value&gt;);</text:span></text:span></text:p>
            <text:p text:style-name="Table_20_Contents"><text:span text:style-name="Source_20_Text"><text:span text:style-name="T8">domSetCSS(&lt;element&gt;,&lt;properties&gt;);</text:span></text:span></text:p>
            <text:p text:style-name="Table_20_Contents"><text:span text:style-name="Source_20_Text"><text:span text:style-name="T8">domFadeIn(&lt;element&gt;[,duration[,display]]);</text:span></text:span></text:p>
            <text:p text:style-name="Table_20_Contents"><text:span text:style-name="Source_20_Text"><text:span text:style-name="T8">domFadeOut(&lt;element&gt;[,duration]);</text:span></text:span></text:p>
            <text:p text:style-name="Table_20_Contents"><text:span text:style-name="Source_20_Text"><text:span text:style-name="T8">domFadeToggle(&lt;element&gt;[,duration[,display]]);</text:span></text:span></text:p>
            <text:p text:style-name="Table_20_Contents"><text:span text:style-name="Source_20_Text"><text:span text:style-name="T8">domShow(&lt;element&gt;[,display]);</text:span></text:span></text:p>
            <text:p text:style-name="Table_20_Contents"><text:span text:style-name="Source_20_Text"><text:span text:style-name="T8">domHide(&lt;element&gt;);</text:span></text:span></text:p>
            <text:p text:style-name="Table_20_Contents"><text:span text:style-name="Source_20_Text"><text:span text:style-name="T8">domToggle(&lt;element&gt;[,display]);</text:span></text:span></text:p>
            <text:p text:style-name="Table_20_Contents"><text:span text:style-name="Source_20_Text"><text:span text:style-name="T8">domOn(&lt;eventTarget&gt;,&lt;eventType&gt;,&lt;callback&gt;);</text:span></text:span></text:p>
            <text:p text:style-name="Table_20_Contents"><text:span text:style-name="Source_20_Text"><text:span text:style-name="T8">domOff(&lt;eventTarget&gt;,&lt;eventType&gt;,&lt;callback&gt;);</text:span></text:span></text:p>
            <text:p text:style-name="Table_20_Contents"><text:span text:style-name="Source_20_Text"><text:span text:style-name="T8">domTrigger(&lt;eventTarget&gt;,&lt;eventType&gt;);</text:span></text:span></text:p>
            <text:p text:style-name="Table_20_Contents"><text:span text:style-name="Source_20_Text"><text:span text:style-name="T8">domSiblings(&lt;element&gt;);</text:span></text:span></text:p>
          </table:table-cell>
          <table:table-cell table:style-name="Táblázat1.C2" office:value-type="string">
            <text:p text:style-name="Table_20_Contents"><text:span text:style-name="Source_20_Text"><text:span text:style-name="T8">toFunction(&lt;function&gt;);</text:span></text:span></text:p>
            <text:p text:style-name="P9"><text:span text:style-name="Source_20_Text"><text:span text:style-name="T8">bind(&lt;function&gt;,&lt;context&gt;);</text:span></text:span></text:p>
            <text:p text:style-name="P9"><text:span text:style-name="Source_20_Text"><text:span text:style-name="T8">hasOwn(&lt;object&gt;,&lt;property&gt;);</text:span></text:span></text:p>
            <text:p text:style-name="P15"><text:span text:style-name="Source_20_Text"><text:span text:style-name="T17">tap(&lt;</text:span></text:span><text:span text:style-name="Source_20_Text"><text:span text:style-name="T18">value</text:span></text:span><text:span text:style-name="Source_20_Text"><text:span text:style-name="T17">&gt;,&lt;callback&gt;);</text:span></text:span></text:p>
            <text:p text:style-name="P12"><text:span text:style-name="Source_20_Text"><text:span text:style-name="T8">forEach(&lt;collection&gt;,&lt;callback&gt;);</text:span></text:span></text:p>
            <text:p text:style-name="Table_20_Contents"><text:span text:style-name="Source_20_Text"><text:span text:style-name="T8">map(&lt;collection&gt;,&lt;callback&gt;);</text:span></text:span></text:p>
            <text:p text:style-name="Table_20_Contents"><text:span text:style-name="Source_20_Text"><text:span text:style-name="T8">forIn(&lt;object&gt;,&lt;callback&gt;);</text:span></text:span></text:p>
            <text:p text:style-name="Table_20_Contents"><text:span text:style-name="Source_20_Text"><text:span text:style-name="T8">mapIn(&lt;object&gt;,&lt;callback&gt;);</text:span></text:span></text:p>
            <text:p text:style-name="P8"><text:span text:style-name="Source_20_Text"><text:span text:style-name="T8">for</text:span></text:span><text:span text:style-name="Source_20_Text"><text:span text:style-name="T11">Of</text:span></text:span><text:span text:style-name="Source_20_Text"><text:span text:style-name="T8">(&lt;collection&gt;,&lt;</text:span></text:span><text:span text:style-name="Source_20_Text"><text:span text:style-name="T12">cb</text:span></text:span><text:span text:style-name="Source_20_Text"><text:span text:style-name="T8">&gt;); </text:span></text:span><text:span text:style-name="Source_20_Text"><text:span text:style-name="T32"><text:s/></text:span></text:span><text:span text:style-name="Source_20_Text"><text:span text:style-name="T33">ES6 </text:span></text:span></text:p>
            <text:p text:style-name="P8"><text:span text:style-name="Source_20_Text"><text:span text:style-name="T8">map</text:span></text:span><text:span text:style-name="Source_20_Text"><text:span text:style-name="T11">Of</text:span></text:span><text:span text:style-name="Source_20_Text"><text:span text:style-name="T8">(&lt;collection&gt;,&lt;</text:span></text:span><text:span text:style-name="Source_20_Text"><text:span text:style-name="T12">cb</text:span></text:span><text:span text:style-name="Source_20_Text"><text:span text:style-name="T8">&gt;); </text:span></text:span><text:span text:style-name="Source_20_Text"><text:span text:style-name="T32"><text:s/></text:span></text:span><text:span text:style-name="Source_20_Text"><text:span text:style-name="T33">ES6 </text:span></text:span></text:p>
            <text:p text:style-name="P9"><text:span text:style-name="Source_20_Text"><text:span text:style-name="T8">constant(&lt;value&gt;);</text:span></text:span></text:p>
            <text:p text:style-name="P9"><text:span text:style-name="Source_20_Text"><text:span text:style-name="T8">identity(&lt;value&gt;);</text:span></text:span></text:p>
            <text:p text:style-name="P13"><text:span text:style-name="Source_20_Text"><text:span text:style-name="T8">noop();</text:span></text:span></text:p>
            <text:p text:style-name="P13"><text:span text:style-name="Source_20_Text"><text:span text:style-name="T13">T();</text:span></text:span></text:p>
            <text:p text:style-name="P13"><text:span text:style-name="Source_20_Text"><text:span text:style-name="T13">F();</text:span></text:span></text:p>
          </table:table-cell>
        </table:table-row>
        <table:table-row>
          <table:covered-table-cell/>
          <table:table-cell table:style-name="Táblázat1.B3" table:number-columns-spanned="2" office:value-type="string">
            <text:p text:style-name="P3">AJAX and CORS</text:p>
          </table:table-cell>
          <table:covered-table-cell/>
        </table:table-row>
        <table:table-row>
          <table:covered-table-cell/>
          <table:table-cell table:style-name="Táblázat1.B4" table:number-columns-spanned="2" office:value-type="string">
            <text:p text:style-name="Table_20_Contents"><text:span text:style-name="Source_20_Text"><text:span text:style-name="T8">getAjax(&lt;url&gt;,&lt;format&gt;,&lt;success&gt;[,error[,user,&lt;password&gt;]]);</text:span></text:span></text:p>
            <text:p text:style-name="Table_20_Contents"><text:span text:style-name="Source_20_Text"><text:span text:style-name="T8">postAjax(&lt;url&gt;,&lt;data&gt;,&lt;format&gt;,&lt;success&gt;[,error[,user,&lt;password&gt;]]);</text:span></text:span></text:p>
            <text:p text:style-name="Table_20_Contents"><text:span text:style-name="Source_20_Text"><text:span text:style-name="T8">getCors(&lt;url&gt;,&lt;format&gt;,&lt;success&gt;[,error[,user,&lt;password&gt;]]);</text:span></text:span></text:p>
            <text:p text:style-name="Table_20_Contents"><text:span text:style-name="Source_20_Text"><text:span text:style-name="T8">postCors(&lt;url&gt;,&lt;data&gt;,&lt;format&gt;,&lt;success&gt;[,error[,user,&lt;password&gt;]]);</text:span></text:span></text:p>
            <text:p text:style-name="P20"><text:span text:style-name="Source_20_Text"><text:span text:style-name="T29">Ajax shorthands: </text:span></text:span><text:span text:style-name="Source_20_Text"><text:span text:style-name="T8">getJson(&lt;url&gt;,&lt;success&gt;);, getText(&lt;url&gt;,&lt;success&gt;);</text:span></text:span></text:p>
          </table:table-cell>
          <table:covered-table-cell/>
        </table:table-row>
        <table:table-row table:style-name="Táblázat1.5">
          <table:covered-table-cell/>
          <table:table-cell table:style-name="Táblázat1.B3" table:number-columns-spanned="2" office:value-type="string">
            <text:p text:style-name="P3">Cookie</text:p>
          </table:table-cell>
          <table:covered-table-cell/>
        </table:table-row>
        <table:table-row>
          <table:covered-table-cell/>
          <table:table-cell table:style-name="Táblázat1.B6" table:number-columns-spanned="2" office:value-type="string">
            <text:p text:style-name="Table_20_Contents"><text:span text:style-name="Source_20_Text"><text:span text:style-name="T8">setCookie(&lt;name&gt;,&lt;value&gt;[,hours[,path[,domain[,secure[,HttpOnly]]]]]);</text:span></text:span></text:p>
            <text:p text:style-name="Table_20_Contents"><text:span text:style-name="Source_20_Text"><text:span text:style-name="T8">getCookie([name]);</text:span></text:span><text:span text:style-name="Source_20_Text"><text:span text:style-name="T23"> </text:span></text:span><text:span text:style-name="Source_20_Text"><text:span text:style-name="T25">and </text:span></text:span><text:span text:style-name="Source_20_Text"><text:span text:style-name="T8">hasCookie(&lt;name&gt;);</text:span></text:span></text:p>
            <text:p text:style-name="Table_20_Contents"><text:span text:style-name="Source_20_Text"><text:span text:style-name="T8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1.B3" table:number-columns-spanned="2" office:value-type="string">
            <text:p text:style-name="P6">Type Checking</text:p>
          </table:table-cell>
          <table:covered-table-cell/>
        </table:table-row>
        <table:table-row>
          <table:covered-table-cell/>
          <table:table-cell table:style-name="Táblázat1.B8" table:number-columns-spanned="2" office:value-type="string">
            <text:p text:style-name="P22"><text:span text:style-name="Source_20_Text"><text:span text:style-name="T27">ES5:</text:span></text:span><text:span text:style-name="Source_20_Text"><text:span text:style-name="T38"> isEqual</text:span></text:span><text:span text:style-name="Source_20_Text"><text:span text:style-name="T39">(&lt;value1&gt;,&lt;value2&gt;);</text:span></text:span><text:span text:style-name="Source_20_Text"><text:span text:style-name="T28"> </text:span></text:span><text:span text:style-name="Source_20_Text"><text:span text:style-name="T34"><text:s/></text:span></text:span><text:span text:style-name="Source_20_Text"><text:span text:style-name="T35">only ES5 types </text:span></text:span><text:span text:style-name="Source_20_Text"><text:span text:style-name="T39">, </text:span></text:span><text:span text:style-name="Source_20_Text"><text:span text:style-name="T8">isString(&lt;value&gt;);, isChar(&lt;value&gt;);, isNumber(&lt;value&gt;);, isInteger(&lt;value&gt;);, isFloat(&lt;value&gt;);, isNumeric(&lt;value&gt;);, isBoolean(&lt;value&gt;);, isElement(&lt;value&gt;);, isDate(&lt;value&gt;);, <text:s/>isObject(&lt;value&gt;); isEmptyObject(&lt;value&gt;);, isFunction(&lt;value&gt;);, isArray(&lt;value&gt;);, isEmptyArray(&lt;value&gt;);, isArraylike(&lt;value&gt;);, isNull(&lt;value&gt;);, isUndefined(&lt;value&gt;);, isNullOrUndefined(&lt;value&gt;);, isPrimitive(&lt;value&gt;);,</text:span></text:span><text:span text:style-name="Source_20_Text"><text:span text:style-name="T23"> </text:span></text:span><text:span text:style-name="Source_20_Text"><text:span text:style-name="T8">isRegexp(&lt;value&gt;);</text:span></text:span></text:p>
          </table:table-cell>
          <table:covered-table-cell/>
        </table:table-row>
        <table:table-row>
          <table:covered-table-cell/>
          <table:table-cell table:style-name="Táblázat1.B9" table:number-columns-spanned="2" office:value-type="string">
            <text:p text:style-name="P23"><text:span text:style-name="Source_20_Text"><text:span text:style-name="T27">ES6: </text:span></text:span><text:span text:style-name="Source_20_Text"><text:span text:style-name="T16">isSymbol(&lt;value&gt;);, isMap(&lt;value&gt;);,</text:span></text:span><text:span text:style-name="Source_20_Text"><text:span text:style-name="T24"> </text:span></text:span><text:span text:style-name="Source_20_Text"><text:span text:style-name="T16">isSet(&lt;value&gt;);, isWeakMap</text:span></text:span><text:span text:style-name="Source_20_Text"><text:span text:style-name="T10">(&lt;value&gt;);, isWeakSet(&lt;value&gt;);, isIterator(&lt;value&gt;);</text:span></text:span></text:p>
          </table:table-cell>
          <table:covered-table-cell/>
        </table:table-row>
      </table:table>
      <text:p text:style-name="P26"/>
      <text:p text:style-name="P28"><text:soft-page-break/></text:p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"><text:span text:style-name="Source_20_Text"><text:span text:style-name="T30">Collection</text:span></text:span><text:span text:style-name="Source_20_Text"><text:span text:style-name="T31">s</text:span></text:span></text:p>
          </table:table-cell>
        </table:table-row>
        <table:table-row>
          <table:table-cell table:style-name="Táblázat4.A2" office:value-type="string">
            <text:p text:style-name="P16"><text:span text:style-name="Source_20_Text"><text:span text:style-name="T27">ES5: </text:span></text:span><text:span text:style-name="Source_20_Text"><text:span text:style-name="T38">arrayUnion(&lt;collection1&gt;[,collectionN]);, arrayIntersection(&lt;collection1&gt;,&lt;collection2&gt;);, <text:s/>arrayDifference(&lt;collection1&gt;,&lt;collection2&gt;);, arraySymmetricDifference(&lt;collection1&gt;,&lt;collection2&gt;);, <text:s/>arrayKeys(&lt;collection&gt;);, arrayValues(&lt;collection&gt;);, arrayEntries(&lt;collection&gt;);, </text:span></text:span></text:p>
            <text:p text:style-name="P21"><text:span text:style-name="Source_20_Text"><text:span text:style-name="T8">uniqueArray</text:span></text:span><text:span text:style-name="Source_20_Text"><text:span text:style-name="T9">(&lt;value&gt;);, </text:span></text:span><text:span text:style-name="Source_20_Text"><text:span text:style-name="T36">uniquePush(&lt;array&gt;,&lt;value&gt;);, arrayClear(&lt;array&gt;);, arrayRemove(&lt;array&gt;,&lt;val&gt;</text:span></text:span><text:span text:style-name="Source_20_Text"><text:span text:style-name="T37">[,all]</text:span></text:span><text:span text:style-name="Source_20_Text"><text:span text:style-name="T36">);, </text:span></text:span></text:p>
            <text:p text:style-name="P24"><text:span text:style-name="Source_20_Text"><text:span text:style-name="T43">item(</text:span></text:span><text:span text:style-name="Source_20_Text"><text:span text:style-name="T38">&lt;collection&gt;,</text:span></text:span><text:span text:style-name="Source_20_Text"><text:span text:style-name="T43">&lt;index&gt;</text:span></text:span><text:span text:style-name="Source_20_Text"><text:span text:style-name="T38">);, range(&lt;start&gt;,&lt;end&gt;</text:span></text:span><text:span text:style-name="Source_20_Text"><text:span text:style-name="T42">[,step]</text:span></text:span><text:span text:style-name="Source_20_Text"><text:span text:style-name="T38">);, toPairs(&lt;collection1&gt;,&lt;collection2&gt;);, </text:span></text:span></text:p>
            <text:p text:style-name="P25"><text:span text:style-name="Source_20_Text"><text:span text:style-name="T38">min(&lt;collection&gt;);, minIndex(&lt;collection&gt;);, max(&lt;collection&gt;);, maxIndex(&lt;collection&gt;);</text:span></text:span></text:p>
          </table:table-cell>
        </table:table-row>
        <table:table-row>
          <table:table-cell table:style-name="Táblázat4.A3" office:value-type="string">
            <text:p text:style-name="P16"><text:span text:style-name="Source_20_Text"><text:span text:style-name="T27">ES6:</text:span></text:span><text:span text:style-name="Source_20_Text"><text:span text:style-name="T38"> </text:span></text:span><text:span text:style-name="Source_20_Text"><text:span text:style-name="T40">setUnion(&lt;collection1&gt;[,collectionN]);, setIntersection(&lt;</text:span></text:span><text:span text:style-name="Source_20_Text"><text:span text:style-name="T41">set1</text:span></text:span><text:span text:style-name="Source_20_Text"><text:span text:style-name="T40">&gt;,&lt;</text:span></text:span><text:span text:style-name="Source_20_Text"><text:span text:style-name="T41">set2</text:span></text:span><text:span text:style-name="Source_20_Text"><text:span text:style-name="T40">&gt;);, setDifference(&lt;</text:span></text:span><text:span text:style-name="Source_20_Text"><text:span text:style-name="T41">set1</text:span></text:span><text:span text:style-name="Source_20_Text"><text:span text:style-name="T40">&gt;,&lt;</text:span></text:span><text:span text:style-name="Source_20_Text"><text:span text:style-name="T41">set2</text:span></text:span><text:span text:style-name="Source_20_Text"><text:span text:style-name="T40">&gt;);, setSymmetricDifference(&lt;</text:span></text:span><text:span text:style-name="Source_20_Text"><text:span text:style-name="T41">set1</text:span></text:span><text:span text:style-name="Source_20_Text"><text:span text:style-name="T40">&gt;,&lt;</text:span></text:span><text:span text:style-name="Source_20_Text"><text:span text:style-name="T41">set2</text:span></text:span><text:span text:style-name="Source_20_Text"><text:span text:style-name="T40">&gt;);</text:span></text:span></text:p>
          </table:table-cell>
        </table:table-row>
      </table:table>
      <text:p text:style-name="P29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4">Polyfills</text:p>
          </table:table-cell>
        </table:table-row>
        <table:table-row>
          <table:table-cell table:style-name="Táblázat3.A6" office:value-type="string">
            <text:p text:style-name="P7"><text:span text:style-name="Source_20_Text"><text:span text:style-name="T26">Array: </text:span></text:span><text:span text:style-name="Source_20_Text"><text:span text:style-name="T8">Array.from();, Array.of();, Array.prototype.fill();, Array.prototype.find();, Array.prototype.findIndex();, Array.prototype.includes();, Array.prototype.flat();, Array.prototype.flatMap();, Array.prototype.copyWithin();</text:span></text:span></text:p>
          </table:table-cell>
        </table:table-row>
        <table:table-row>
          <table:table-cell table:style-name="Táblázat3.A6" office:value-type="string">
            <text:p text:style-name="P5"><text:span text:style-name="Source_20_Text"><text:span text:style-name="T44">String: </text:span></text:span><text:span text:style-name="Source_20_Text"><text:span text:style-name="T6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</table:table-cell>
        </table:table-row>
        <table:table-row>
          <table:table-cell table:style-name="Táblázat3.A6" office:value-type="string">
            <text:p text:style-name="P5"><text:span text:style-name="Source_20_Text"><text:span text:style-name="T44">Object: </text:span></text:span><text:span text:style-name="Source_20_Text"><text:span text:style-name="T6">Object.create();, Object.assign();, Object.fromEntries();, Object.entries();, Object.values();, Object.is();, Object.getOwnPropertyDescriptors();</text:span></text:span></text:p>
          </table:table-cell>
        </table:table-row>
        <table:table-row>
          <table:table-cell table:style-name="Táblázat3.A6" office:value-type="string">
            <text:p text:style-name="P5"><text:span text:style-name="Source_20_Text"><text:span text:style-name="T44">DOM:</text:span></text:span><text:span text:style-name="Source_20_Text"><text:span text:style-name="T6"> </text:span></text:span><text:span text:style-name="Source_20_Text"><text:span text:style-name="T45">globalThis;, </text:span></text:span><text:span text:style-name="Source_20_Text"><text:span text:style-name="T6">window.screenLeft;, window.screenTop;</text:span></text:span><text:span text:style-name="Source_20_Text"><text:span text:style-name="T44">, </text:span></text:span><text:span text:style-name="Source_20_Text"><text:span text:style-name="T6">NodeList.prototype.forEach();, ChildNode.after();, ChildNode.before();, ChildNode.remove();, ChildNode.replaceWith();, ParentNode.append();, ParentNode.prepend();, Element.prototype.matches();, Element.prototype.closest();, Element.prototype.toggleAttribute();, Element.prototype.getAttributeNames();</text:span></text:span></text:p>
          </table:table-cell>
        </table:table-row>
        <table:table-row>
          <table:table-cell table:style-name="Táblázat3.A6" office:value-type="string">
            <text:p text:style-name="P5"><text:span text:style-name="Source_20_Text"><text:span text:style-name="T44">Number: </text:span></text:span><text:span text:style-name="Source_20_Text"><text:span text:style-name="T6">Number.MIN_SAFE_INTEGER;, Number.MAX_SAFE_INTEGER;, Number.EPSILON;, Number.isInteger();, Number.isSafeInteger();, Number.isFinite();, Number.isNaN();, isNaN();, Number.parseInt();, Number.parseFloat();</text:span></text:span></text:p>
          </table:table-cell>
        </table:table-row>
        <table:table-row>
          <table:table-cell table:style-name="Táblázat3.A7" office:value-type="string">
            <text:p text:style-name="P5"><text:span text:style-name="Source_20_Text"><text:span text:style-name="T44">Math: </text:span></text:span><text:span text:style-name="Source_20_Text"><text:span text:style-name="T6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</table:table-cell>
        </table:table-row>
      </table:table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creation-date>2018-01-01T17:18:00Z</meta:creation-date>
    <dc:date>2019-01-10T20:19:17.136000000</dc:date>
    <meta:print-date>2018-12-04T09:20:00Z</meta:print-date>
    <meta:editing-cycles>250</meta:editing-cycles>
    <meta:editing-duration>PT13H51M11S</meta:editing-duration>
    <meta:document-statistic meta:table-count="3" meta:image-count="0" meta:object-count="0" meta:page-count="2" meta:paragraph-count="97" meta:word-count="246" meta:character-count="5423" meta:non-whitespace-character-count="5255"/>
    <meta:template xlink:type="simple" xlink:actuate="onRequest" xlink:title="" xlink:href="Normal.dotm"/>
  </office:meta>
</office:document-meta>
</file>